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ticle" svg:font-family="articl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4pt" fo:language="en" fo:country="US" style:font-size-asian="14pt" style:font-size-complex="14pt"/>
    </style:style>
    <style:style style:name="P2" style:family="paragraph" style:parent-style-name="Standard">
      <style:text-properties fo:font-size="14pt" fo:font-weight="bold" officeooo:paragraph-rsid="001fc25f" style:font-size-asian="14pt" style:font-weight-asian="bold" style:font-size-complex="14pt" style:font-weight-complex="bold"/>
    </style:style>
    <style:style style:name="P3" style:family="paragraph" style:parent-style-name="Standard">
      <style:text-properties fo:font-size="14pt" fo:font-weight="bold" officeooo:paragraph-rsid="0025afca" style:font-size-asian="14pt" style:font-weight-asian="bold" style:font-size-complex="14pt" style:font-weight-complex="bold"/>
    </style:style>
    <style:style style:name="P4" style:family="paragraph" style:parent-style-name="Standard">
      <style:text-properties fo:font-size="14pt" officeooo:rsid="00205099" officeooo:paragraph-rsid="00205099" style:font-size-asian="14pt" style:font-size-complex="14pt"/>
    </style:style>
    <style:style style:name="P5" style:family="paragraph" style:parent-style-name="Standard">
      <style:text-properties officeooo:rsid="00205099" officeooo:paragraph-rsid="00205099"/>
    </style:style>
    <style:style style:name="P6" style:family="paragraph" style:parent-style-name="Standard">
      <style:text-properties fo:font-weight="bold" officeooo:rsid="00205099" officeooo:paragraph-rsid="00205099" style:font-weight-asian="bold" style:font-weight-complex="bold"/>
    </style:style>
    <style:style style:name="P7" style:family="paragraph" style:parent-style-name="Standard">
      <style:text-properties fo:font-weight="bold" officeooo:rsid="002244eb" officeooo:paragraph-rsid="002244eb" style:font-weight-asian="bold" style:font-weight-complex="bold"/>
    </style:style>
    <style:style style:name="P8" style:family="paragraph" style:parent-style-name="Standard">
      <style:text-properties officeooo:paragraph-rsid="00205099"/>
    </style:style>
    <style:style style:name="P9" style:family="paragraph" style:parent-style-name="Standard">
      <style:text-properties officeooo:rsid="002244eb" officeooo:paragraph-rsid="002244eb"/>
    </style:style>
    <style:style style:name="P10" style:family="paragraph" style:parent-style-name="Standard">
      <style:text-properties officeooo:rsid="002357b3" officeooo:paragraph-rsid="002357b3"/>
    </style:style>
    <style:style style:name="P11" style:family="paragraph" style:parent-style-name="Standard">
      <style:text-properties officeooo:rsid="0025afca" officeooo:paragraph-rsid="0025afca"/>
    </style:style>
    <style:style style:name="P12" style:family="paragraph" style:parent-style-name="Standard">
      <style:text-properties officeooo:paragraph-rsid="0025afca"/>
    </style:style>
    <style:style style:name="P13" style:family="paragraph" style:parent-style-name="Standard">
      <style:text-properties officeooo:paragraph-rsid="00295834"/>
    </style:style>
    <style:style style:name="P14" style:family="paragraph" style:parent-style-name="Preformatted_20_Text">
      <style:text-properties officeooo:rsid="002244eb" officeooo:paragraph-rsid="002244eb"/>
    </style:style>
    <style:style style:name="P15" style:family="paragraph" style:parent-style-name="Preformatted_20_Text">
      <style:text-properties officeooo:rsid="0025afca" officeooo:paragraph-rsid="0025afca"/>
    </style:style>
    <style:style style:name="P16" style:family="paragraph" style:parent-style-name="Preformatted_20_Text">
      <style:text-properties officeooo:paragraph-rsid="0027847a"/>
    </style:style>
    <style:style style:name="P17" style:family="paragraph" style:parent-style-name="Preformatted_20_Text">
      <style:text-properties officeooo:paragraph-rsid="00286e8c"/>
    </style:style>
    <style:style style:name="P18" style:family="paragraph" style:parent-style-name="Preformatted_20_Text">
      <style:paragraph-properties fo:margin-top="0cm" fo:margin-bottom="0.499cm" loext:contextual-spacing="false"/>
    </style:style>
    <style:style style:name="P19" style:family="paragraph" style:parent-style-name="Preformatted_20_Text">
      <style:paragraph-properties fo:margin-top="0cm" fo:margin-bottom="0.499cm" loext:contextual-spacing="false"/>
      <style:text-properties officeooo:rsid="0027847a" officeooo:paragraph-rsid="0027847a"/>
    </style:style>
    <style:style style:name="P20" style:family="paragraph" style:parent-style-name="Preformatted_20_Text">
      <style:paragraph-properties fo:margin-top="0cm" fo:margin-bottom="0.499cm" loext:contextual-spacing="false"/>
      <style:text-properties officeooo:paragraph-rsid="0027847a"/>
    </style:style>
    <style:style style:name="P21" style:family="paragraph" style:parent-style-name="Preformatted_20_Text">
      <style:paragraph-properties fo:margin-top="0cm" fo:margin-bottom="0.499cm" loext:contextual-spacing="false"/>
      <style:text-properties officeooo:paragraph-rsid="00286e8c"/>
    </style:style>
    <style:style style:name="P22" style:family="paragraph" style:parent-style-name="Preformatted_20_Text">
      <style:paragraph-properties fo:margin-top="0cm" fo:margin-bottom="0.499cm" loext:contextual-spacing="false"/>
      <style:text-properties officeooo:rsid="00286e8c" officeooo:paragraph-rsid="00286e8c"/>
    </style:style>
    <style:style style:name="P23" style:family="paragraph" style:parent-style-name="Preformatted_20_Text">
      <style:paragraph-properties fo:margin-top="0cm" fo:margin-bottom="0.499cm" loext:contextual-spacing="false"/>
      <style:text-properties officeooo:paragraph-rsid="00295834"/>
    </style:style>
    <style:style style:name="P24" style:family="paragraph" style:parent-style-name="Standard">
      <style:paragraph-properties fo:margin-top="0cm" fo:margin-bottom="0.499cm" loext:contextual-spacing="false"/>
      <style:text-properties officeooo:paragraph-rsid="00295834"/>
    </style:style>
    <style:style style:name="P25" style:family="paragraph" style:parent-style-name="Preformatted_20_Text">
      <style:paragraph-properties fo:margin-top="0cm" fo:margin-bottom="0cm" loext:contextual-spacing="false"/>
      <style:text-properties style:font-name="article" officeooo:rsid="00286e8c" officeooo:paragraph-rsid="00286e8c"/>
    </style:style>
    <style:style style:name="P26" style:family="paragraph" style:parent-style-name="Preformatted_20_Text">
      <style:paragraph-properties fo:margin-top="0cm" fo:margin-bottom="0cm" loext:contextual-spacing="false"/>
      <style:text-properties style:font-name="article" officeooo:rsid="00286e8c" officeooo:paragraph-rsid="00295834"/>
    </style:style>
    <style:style style:name="P27" style:family="paragraph" style:parent-style-name="Preformatted_20_Text">
      <style:paragraph-properties fo:margin-top="0cm" fo:margin-bottom="0.499cm" loext:contextual-spacing="false"/>
      <style:text-properties officeooo:rsid="0027847a" officeooo:paragraph-rsid="0027847a"/>
    </style:style>
    <style:style style:name="T1" style:family="text">
      <style:text-properties officeooo:rsid="001f5a79"/>
    </style:style>
    <style:style style:name="T2" style:family="text">
      <style:text-properties officeooo:rsid="001fc25f"/>
    </style:style>
    <style:style style:name="T3" style:family="text">
      <style:text-properties officeooo:rsid="00205099"/>
    </style:style>
    <style:style style:name="T4" style:family="text">
      <style:text-properties officeooo:rsid="002357b3"/>
    </style:style>
    <style:style style:name="T5" style:family="text">
      <style:text-properties fo:font-size="11pt" style:font-size-asian="11pt" style:font-size-complex="11pt"/>
    </style:style>
    <style:style style:name="T6" style:family="text">
      <style:text-properties officeooo:rsid="0025afca"/>
    </style:style>
    <style:style style:name="T7" style:family="text">
      <style:text-properties officeooo:rsid="0027847a"/>
    </style:style>
    <style:style style:name="T8" style:family="text">
      <style:text-properties officeooo:rsid="00286e8c"/>
    </style:style>
    <style:style style:name="T9" style:family="text">
      <style:text-properties officeooo:rsid="00295834"/>
    </style:style>
    <style:style style:name="T10" style:family="text">
      <style:text-properties fo:font-style="italic" style:font-style-asian="italic" style:font-style-complex="italic"/>
    </style:style>
    <style:style style:name="T11" style:family="text">
      <style:text-properties officeooo:rsid="002a38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firstHeading"/><text:span text:style-name="T1">1. </text:span>Building and Installing the USRP Open-Source Toolchain (UHD) on Linux</text:h>
      <text:p text:style-name="Standard"><text:span text:style-name="T1">Link: </text:span><text:a xlink:type="simple" xlink:href="https://kb.ettus.com/Building_and_Installing_the_USRP_Open-Source_Toolchain_(UHD_and_GNU_Radio)_on_Linux" text:style-name="Internet_20_link" text:visited-style-name="Visited_20_Internet_20_Link">https://kb.ettus.com/Building_and_Installing_the_USRP_Open-Source_Toolchain_(UHD_and_GNU_Radio)_on_Linux</text:a></text:p>
      <text:p text:style-name="Standard"/>
      <text:p text:style-name="P12"><text:span text:style-name="T6">1.1.</text:span><text:bookmark text:name="Update_and_Install_dependencies"/><text:span text:style-name="T6"> </text:span>Update and Install dependencies.</text:p>
      <text:p text:style-name="P12"><text:span text:style-name="T6">$ </text:span><text:s/>sudo apt-get update</text:p>
      <text:p text:style-name="P11"/>
      <text:p text:style-name="P12"><text:span text:style-name="T6">1.2. </text:span>Once the system has been updated, then install the required dependencies for UHD and GNU Radio. </text:p>
      <text:p text:style-name="Text_20_body">On Ubuntu 20.04 systems, run: </text:p>
      <text:p text:style-name="P12"><text:span text:style-name="T6">$ </text:span>sudo apt-get -y install autoconf automake build-essential ccache cmake cpufrequtils doxygen ethtool fort77 g++ gir1.2-gtk-3.0 git gobject-introspection gpsd gpsd-clients inetutils-tools libasound2-dev libboost-all-dev libcomedi-dev libcppunit-dev libfftw3-bin libfftw3-dev libfftw3-doc libfontconfig1-dev libgmp-dev libgps-dev libgsl-dev liblog4cpp5-dev libncurses5 libncurses5-dev libpulse-dev libqt5opengl5-dev libqwt-qt5-dev libsdl1.2-dev libtool libudev-dev libusb-1.0-0 libusb-1.0-0-dev libusb-dev libxi-dev libxrender-dev libzmq3-dev libzmq5 ncurses-bin python3-cheetah python3-click python3-click-plugins python3-click-threading python3-dev python3-docutils python3-gi python3-gi-cairo python3-gps python3-lxml python3-mako python3-numpy python3-numpy-dbg python3-opengl python3-pyqt5 python3-requests python3-scipy python3-setuptools python3-six python3-sphinx python3-yaml python3-zmq python3-ruamel.yaml swig wget</text:p>
      <text:p text:style-name="P12"/>
      <text:p text:style-name="P3"><text:span text:style-name="T6">1.3. </text:span><text:bookmark text:name="Building_and_installing_UHD_from_source_code"/>Building and installing UHD from source code.</text:p>
      <text:p text:style-name="P11">UHD is open-source, and is hosted on GitHub. You can browse the code online at the link below, which points to version 4.4.0.0, which is the the latest release at the time of this writing.</text:p>
      <text:p text:style-name="P11"/>
      <text:p text:style-name="P11">First, make a folder to hold the repository.</text:p>
      <text:p text:style-name="P11"/>
      <text:p text:style-name="P15">cd $HOME</text:p>
      <text:p text:style-name="Preformatted_20_Text"><text:s text:c="3"/>mkdir workarea</text:p>
      <text:p text:style-name="P18"><text:s text:c="3"/>cd workarea</text:p>
      <text:p text:style-name="P18"><text:span text:style-name="T6">1.4. </text:span>Next, clone the repository and change into the cloned directory. </text:p>
      <text:p text:style-name="P18"><text:span text:style-name="T6">$ </text:span>git clone https://github.com/EttusResearch/uhd</text:p>
      <text:p text:style-name="P18"><text:s/><text:span text:style-name="T6">$ </text:span>cd uhd</text:p>
      <text:p text:style-name="P18"><text:span text:style-name="T7">1.5. </text:span>Next, checkout the desired UHD version. You can get a full listing of tagged releases by running the command: </text:p>
      <text:p text:style-name="P20"><text:span text:style-name="T7">$ </text:span><text:s/>git tag -l</text:p>
      <text:p text:style-name="P19">Outpu:</text:p>
      <text:p text:style-name="P19">$ git tag -l</text:p>
      <text:p text:style-name="P16">release_003_009_004</text:p>
      <text:p text:style-name="P16">release_003_009_005</text:p>
      <text:p text:style-name="Preformatted_20_Text">release_003_010_000_000</text:p>
      <text:p text:style-name="P18">...</text:p>
      <text:p text:style-name="P19">Note:- scroll down and select <text:s/><text:span text:style-name="T6">version </text:span><text:span text:style-name="T11">v</text:span><text:span text:style-name="T6">4.4.0.0</text:span></text:p>
      <text:p text:style-name="P19"><text:soft-page-break/>1.6. After identifying the version and corresponding release tag you need, check it out: </text:p>
      <text:p text:style-name="P19"># Example: For UHD 4.4.0.0</text:p>
      <text:p text:style-name="P18"><text:s text:c="2"/><text:span text:style-name="T7">$</text:span> git checkout v<text:span text:style-name="T7">4</text:span>.4.0.0</text:p>
      <text:p text:style-name="P20"><text:span text:style-name="T7">1.7. </text:span>Next, create a build folder within the repository. </text:p>
      <text:p text:style-name="P20"><text:s/><text:span text:style-name="T8">$ </text:span>cd host</text:p>
      <text:p text:style-name="P17"><text:s/>mkdir build</text:p>
      <text:p text:style-name="P18"><text:s text:c="3"/>cd build</text:p>
      <text:p text:style-name="P21"><text:span text:style-name="T8">1.8. </text:span>Next, invoke Cmake.</text:p>
      <text:p text:style-name="P21"><text:span text:style-name="T8">$ </text:span>cmake ..</text:p>
      <text:p text:style-name="P21"><text:span text:style-name="T8">1.9. </text:span>Once the cmake command succeeds without errors, build UHD. </text:p>
      <text:p text:style-name="P21"><text:span text:style-name="T8">$ </text:span>make</text:p>
      <text:p text:style-name="P21"><text:span text:style-name="T8">1.10. </text:span>Next, you can optionally run some basic tests to verify that the build process completed properly.</text:p>
      <text:p text:style-name="P21"><text:span text:style-name="T8">$ </text:span><text:s/>make test</text:p>
      <text:p text:style-name="P21"><text:span text:style-name="T8">1.11. </text:span>Next, install UHD, using the default install prefix, which will install UHD under the /usr/local/lib folder. You need to run this as root due to the permissions on that folder. </text:p>
      <text:p text:style-name="P21"><text:span text:style-name="T8">$ </text:span>sudo make install</text:p>
      <text:p text:style-name="P21"><text:span text:style-name="T8">1.12. </text:span>Next, update the system's shared library cache. </text:p>
      <text:p text:style-name="P21"><text:span text:style-name="T8">$ </text:span>sudo ldconfig</text:p>
      <text:p text:style-name="P23"><text:span text:style-name="T9">1.13. </text:span>At this point, UHD should be installed and ready to use. You can quickly test this, with no USRP device attached, by running “<text:span text:style-name="Source_20_Text"><text:span text:style-name="T10">uhd_find_devices</text:span></text:span><text:span text:style-name="Source_20_Text">”</text:span>. You should see something similar to the following. </text:p>
      <text:p text:style-name="P25">idrbt@idrbt:~$ uhd_find_devices </text:p>
      <text:p text:style-name="P25">[INFO] [UHD] linux; GNU C++ version 9.4.0; Boost_107100; UHD_4.4.0.HEAD-0-g5fac246b</text:p>
      <text:p text:style-name="P25">--------------------------------------------------</text:p>
      <text:p text:style-name="P25">-- UHD Device 0</text:p>
      <text:p text:style-name="P25">--------------------------------------------------</text:p>
      <text:p text:style-name="P25">Device Address:</text:p>
      <text:p text:style-name="P22"/>
      <text:p text:style-name="P26">idrbt@idrbt:~$ <text:s/>uhd_usrp_probe</text:p>
      <text:p text:style-name="P13"><text:s/><text:span text:style-name="T9">$</text:span> sudo sysctl -w net.core.wmem_max=2500000</text:p>
      <text:p text:style-name="P24"><text:s/><text:span text:style-name="T9">$</text:span> sudo sysctl -w net.core.rmem_max=2500000</text:p>
      <text:p text:style-name="P11"/>
      <text:p text:style-name="Standard"/>
      <text:p text:style-name="Standard"/>
      <text:h text:style-name="P1" text:outline-level="1"><text:bookmark text:name="firstHeading1"/><text:soft-page-break/><text:span text:style-name="T1">2. </text:span>USRP N300/N310/N320/N321 Getting Started Guide <text:span text:style-name="T1">(Firmware installation in USRP)</text:span></text:h>
      <text:p text:style-name="Standard"/>
      <text:p text:style-name="Standard"><text:span text:style-name="T1">Link: </text:span><text:a xlink:type="simple" xlink:href="https://kb.ettus.com/USRP_N300/N310/N320/N321_Getting_Started_Guide" text:style-name="Internet_20_link" text:visited-style-name="Visited_20_Internet_20_Link">https://kb.ettus.com/USRP_N300/N310/N320/N321_Getting_Started_Guide</text:a></text:p>
      <text:p text:style-name="Standard"/>
      <text:p text:style-name="P2"><text:span text:style-name="T2">3. </text:span>build GNU Radio from source code</text:p>
      <text:p text:style-name="P2"/>
      <text:p text:style-name="Standard"><text:span text:style-name="T2">Link: </text:span><text:a xlink:type="simple" xlink:href="https://wiki.gnuradio.org/index.php?title=UbuntuInstall#Install_Dependencies" text:style-name="Internet_20_link" text:visited-style-name="Visited_20_Internet_20_Link">https://wiki.gnuradio.org/index.php?title=UbuntuInstall#Install_Dependencies</text:a></text:p>
      <text:p text:style-name="Standard"/>
      <text:p text:style-name="Standard"/>
      <text:p text:style-name="Standard"/>
      <text:p text:style-name="P6">Compile and run OAI 5G-NR branch</text:p>
      <text:p text:style-name="P6"/>
      <text:p text:style-name="P6">The compilation and operation of the 5g NR branch newly released by OAI is generally the same as that of 4G, except that the compilation and operation instructions have changed, and USRP requires X310 or N310 version, and USRPN310 is used here.</text:p>
      <text:p text:style-name="P6"/>
      <text:p text:style-name="P6">The first part refers to the blog https://blog.csdn.net/BUPTOctopus/article/details/81561607</text:p>
      <text:p text:style-name="P6"/>
      <text:p text:style-name="P6">The configuration of N310 is mainly for the use of the new NR branch of OAI. </text:p>
      <text:p text:style-name="P6">————————————————</text:p>
      <text:p text:style-name="P6"/>
      <text:p text:style-name="P6">gNB Part</text:p>
      <text:p text:style-name="P4">1. Basic file download</text:p>
      <text:p text:style-name="P5"/>
      <text:p text:style-name="P5">$ sudo apt-get update </text:p>
      <text:p text:style-name="P8"><text:span text:style-name="T3"><text:s/></text:span><text:span text:style-name="T4">$</text:span><text:span text:style-name="T3"> sudo apt-get install subversion git Add a certificate from gitlab.eurecom.fr to your Ubuntun echo -n | openssl s_client -showcerts -connect gitlab.eurecom.fr:443 2&gt;/dev/null | sed -ne '/ BEGIN CERTIFICATE-/,/-END CERTIFICATE-/p' | sudo tee -a /etc/ssl/certs/ca-certificates.crt </text:span></text:p>
      <text:p text:style-name="Standard"><text:span text:style-name="T3">$ </text:span>sudo git config --global http.sslverify false</text:p>
      <text:p text:style-name="P9">$ sudo git clone <text:a xlink:type="simple" xlink:href="https://gitlab.eurecom.fr/oai/openairinterface5g.git" text:style-name="Internet_20_link" text:visited-style-name="Visited_20_Internet_20_Link">https://gitlab.eurecom.fr/oai/openairinterface5g.git</text:a></text:p>
      <text:p text:style-name="P9"/>
      <text:p text:style-name="P7">2. gNB</text:p>
      <text:p text:style-name="P14"><text:span text:style-name="Source_20_Text"><text:span text:style-name="T5">The compilation process needs to download some files over the wall. For convenience (configuring the proxy is troublesome), some codes are commented out without affecting the overall operation:</text:span></text:span><text:span text:style-name="Source_20_Text"> </text:span></text:p>
      <text:p text:style-name="P14"><text:span text:style-name="Source_20_Text"/></text:p>
      <text:p text:style-name="P14"><text:span text:style-name="Source_20_Text"><text:s/></text:span><text:span text:style-name="Source_20_Text"><text:span text:style-name="T4">$ </text:span></text:span><text:span text:style-name="Source_20_Text">sudo vi ~/openairinterface5g/cmake_targets/tools/build_helper</text:span></text:p>
      <text:p text:style-name="P14"><text:span text:style-name="Source_20_Text"/></text:p>
      <text:p text:style-name="P14"><text:span text:style-name="Source_20_Text"/></text:p>
      <text:p text:style-name="P14"><text:span text:style-name="Source_20_Text">Switch to NR branch:</text:span></text:p>
      <text:p text:style-name="P9"/>
      <text:p text:style-name="P9"><text:span text:style-name="T4">$</text:span> <text:s/>cd ~/openairinterface5g</text:p>
      <text:p text:style-name="P9"><text:s/><text:span text:style-name="T4">$</text:span> sudo git checkout develop-nr </text:p>
      <text:p text:style-name="P9"><text:s text:c="2"/><text:span text:style-name="T4">$ </text:span>source oaienv</text:p>
      <text:p text:style-name="P9"><text:s/><text:span text:style-name="T4">$</text:span> cd cmake_targets</text:p>
      <text:p text:style-name="P9"/>
      <text:p text:style-name="P10">Compile:</text:p>
      <text:p text:style-name="P9"/>
      <text:p text:style-name="P14"><text:span text:style-name="Source_20_Text"><text:span text:style-name="T4">$ </text:span></text:span><text:span text:style-name="Source_20_Text">sudo ./build_oai -I --gNB <text:s/>-x --install-system-files -w USRP</text:span></text:p>
      <text:p text:style-name="P9"/>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ticle" svg:font-family="articl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1T14:30:50.377904766</meta:creation-date>
    <dc:date>2023-07-03T14:57:40.002838037</dc:date>
    <meta:editing-duration>P4DT19H2M1S</meta:editing-duration>
    <meta:editing-cycles>4</meta:editing-cycles>
    <meta:generator>LibreOffice/6.4.7.2$Linux_X86_64 LibreOffice_project/40$Build-2</meta:generator>
    <meta:document-statistic meta:table-count="0" meta:image-count="0" meta:object-count="0" meta:page-count="3" meta:paragraph-count="77" meta:word-count="636" meta:character-count="4914" meta:non-whitespace-character-count="4312"/>
  </office:meta>
</office:document-meta>
</file>